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style:paragraph-properties fo:text-align="justify" style:justify-single-word="false"/>
      <style:text-properties fo:language="ru" fo:country="RU"/>
    </style:style>
    <style:style style:name="P112" style:family="paragraph" style:parent-style-name="Text_20_body">
      <style:text-properties fo:language="en" fo:country="US"/>
    </style:style>
    <style:style style:name="P113" style:family="paragraph" style:parent-style-name="Text_20_body">
      <style:paragraph-properties fo:background-color="#eeeeee">
        <style:background-image/>
      </style:paragraph-properties>
    </style:style>
    <style:style style:name="P114" style:family="paragraph" style:parent-style-name="Text_20_body">
      <style:paragraph-properties fo:background-color="#eeeeee">
        <style:background-image/>
      </style:paragraph-properties>
      <style:text-properties fo:language="ru" fo:country="RU"/>
    </style:style>
    <style:style style:name="P115" style:family="paragraph" style:parent-style-name="Text_20_body">
      <style:paragraph-properties fo:text-align="justify" style:justify-single-word="false" fo:background-color="#eeeeee">
        <style:background-image/>
      </style:paragraph-properties>
      <style:text-properties fo:language="ru" fo:country="RU"/>
    </style:style>
    <style:style style:name="P116" style:family="paragraph" style:parent-style-name="Text_20_body">
      <style:paragraph-properties fo:background-color="#eeeeee">
        <style:background-image/>
      </style:paragraph-properties>
      <style:text-properties fo:language="en" fo:country="US"/>
    </style:style>
    <style:style style:name="P117" style:family="paragraph" style:parent-style-name="First_20_line_20_indent">
      <style:paragraph-properties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9" style:family="paragraph" style:parent-style-name="Text_20_body">
      <style:paragraph-properties fo:margin-left="0cm" fo:margin-right="0cm" fo:text-align="justify"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1" style:family="paragraph" style:parent-style-name="Text_20_body">
      <style:paragraph-properties fo:margin-left="0cm" fo:margin-right="0cm" fo:text-align="center" style:justify-single-word="false" fo:text-indent="0cm" style:auto-text-indent="false"/>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3" style:family="paragraph" style:parent-style-name="Footnote">
      <style:paragraph-properties fo:margin-left="0cm" fo:margin-right="0cm" fo:text-indent="0cm" style:auto-text-indent="false"/>
      <style:text-properties fo:language="en" fo:country="US"/>
    </style:style>
    <style:style style:name="P134" style:family="paragraph" style:parent-style-name="Footnote">
      <style:text-properties fo:language="en" fo:country="US"/>
    </style:style>
    <style:style style:name="P135" style:family="paragraph" style:parent-style-name="Footnote">
      <style:text-properties fo:language="ru" fo:country="RU"/>
    </style:style>
    <style:style style:name="P136" style:family="paragraph" style:parent-style-name="Footnote">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5" style:family="paragraph" style:parent-style-name="Standard">
      <style:text-properties fo:font-style="italic" style:font-style-asian="italic" style:font-style-complex="italic"/>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1">
      <style:paragraph-properties fo:background-color="#eeeeee">
        <style:background-image/>
      </style:paragraph-properties>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background-color="#eeeeee">
        <style:background-image/>
      </style:paragraph-properties>
    </style:style>
    <style:style style:name="P152" style:family="paragraph" style:parent-style-name="Heading_20_2">
      <style:paragraph-properties fo:background-color="#eeeeee">
        <style:background-image/>
      </style:paragraph-properties>
      <style:text-properties fo:language="ru" fo:country="RU"/>
    </style:style>
    <style:style style:name="P15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style:style>
    <style:style style:name="T65" style:family="text">
      <style:text-properties fo:color="#0066cc" fo:language="ru" fo:country="RU"/>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0">Розовые глазки</text:p>
      <text:p text:style-name="P11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43061512790577782"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1116258626705265125" text:style-name="L2">
        <text:list-item>
          <text:p text:style-name="P156">«Великие грифоны прошлого» - из канона (5<text:span text:style-name="T9">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59">Природа Проклятий</text:span>» - обмен</text:p>
        </text:list-item>
        <text:list-item>
          <text:p text:style-name="P156"><text:span text:style-name="T60">«Магия для Чайников»</text:span> - обмен</text:p>
        </text:list-item>
        <text:list-item>
          <text:p text:style-name="P156"><text:span text:style-name="T59">«Энциклопедия Арканум»</text:span> - обмен</text:p>
        </text:list-item>
        <text:list-item>
          <text:p text:style-name="P156">«О Гейсах» - обмен</text:p>
        </text:list-item>
        <text:list-item>
          <text:p text:style-name="P156">«<text:span text:style-name="T60">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389722770009288690"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text:soft-page-break/>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59">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9">Единорог. Холост, молод, мечтателен. Живёт в Кантерлоте. В свободное время рисует облака.</text:p>
      <text:h text:style-name="Heading_20_3" text:outline-level="3">Алекс</text:h>
      <text:p text:style-name="P119">Менеджер проектов, над одним из которых (Нексус) работает Макс.</text:p>
      <text:h text:style-name="Heading_20_3" text:outline-level="3">Ростик</text:h>
      <text:p text:style-name="P119">Лидер команды тестировщиков</text:p>
      <text:h text:style-name="Heading_20_3" text:outline-level="3">Стас</text:h>
      <text:p text:style-name="P119">Программист-новичок в команде Макса.</text:p>
      <text:h text:style-name="Heading_20_3" text:outline-level="3">Рома</text:h>
      <text:p text:style-name="P119">Программист в команде UI-программистов</text:p>
      <text:h text:style-name="Heading_20_3" text:outline-level="3">Анджела</text:h>
      <text:p text:style-name="P119">Сисадмин. Флиртует с Максом.</text:p>
      <text:p text:style-name="P119"/>
      <text:h text:style-name="Heading_20_2" text:outline-level="2">Положения</text:h>
      <text:p text:style-name="P11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8"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1">***</text:p>
      <text:p text:style-name="P12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5">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4">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5">Спи, сестра моя родная,<text:line-break/>Спи. Усни.<text:line-break/>Крыльями тебя укрою,<text:line-break/>Спи. Усни.</text:p><text:p text:style-name="P135"><text:tab/>В чаще тёмной волки воют,<text:line-break/>Спи. Усни.</text:p><text:p text:style-name="P135"><text:tab/>В мрачном замке духи ноют,<text:line-break/>Спи. Усни.</text:p><text:p text:style-name="P135"><text:tab/>Сказки вечность нам читает,<text:line-break/>Спи. Усни.<text:line-break/>День осенний угасает,<text:line-break/>Спи. Усни.<text:line-break/>Помни только в сне глубоком,</text:p><text:p text:style-name="P13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593336415874924887"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3"><text:s/>Сколько страниц сегодня нахреначили?</text:p><text:p text:style-name="P134">– <text:span text:style-name="T1">Восемь, учитель!</text:span></text:p><text:p text:style-name="P134">–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1">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9"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8"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8">Стирание</text:span> из бытия. Точнее, его нет и не было после того, как я замкнула его на его создателя, Иггуса. Суть заклинания <text:span text:style-name="T6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6">Мне печалиться не стоит</text:p><text:p text:style-name="P136">Жизнь прекрасна и ярка</text:p><text:p text:style-name="P136">Телом молода, душою —</text:p><text:p text:style-name="P136">Как дракон морской мудра</text:p><text:p text:style-name="P136"/><text:p text:style-name="P136">Я видала взлёт империй,</text:p><text:p text:style-name="P136">Я жила среди легенд,</text:p><text:p text:style-name="P136">Древней магии мистерий</text:p><text:p text:style-name="P136">Я прилежнейший студент</text:p><text:p text:style-name="P136"/><text:p text:style-name="P136">Обожаема народом,</text:p><text:p text:style-name="P136">Уважаема врагом,</text:p><text:p text:style-name="P136">Но друзей моих немного,</text:p><text:p text:style-name="P136">Гложет душу холодом</text:p><text:p text:style-name="P136"/><text:p text:style-name="P136">Одинока и печальна,</text:p><text:p text:style-name="P136">Недоступна и строга,</text:p><text:p text:style-name="P136">Потеряла изначальный</text:p><text:p text:style-name="P136">Смысл жизни навсегда</text:p><text:p text:style-name="P136"/><text:p text:style-name="P136">Жизнь моя теперь публична,</text:p><text:p text:style-name="P136">Жизнь моя теперь для всех,</text:p><text:p text:style-name="P136">В этом — горе, в этом — счастье,</text:p><text:p text:style-name="P13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8">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2"><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3"/>
      <text:h text:style-name="Heading_20_2" text:outline-level="2">14. <text:span text:style-name="T1">Деградация</text:span></text:h>
      <text:p text:style-name="P41">&lt;<text:span text:style-name="T66">David Bowie - Lets Dance/ Ashes To Ashes</text:span></text:p>
      <text:p text:style-name="P41"><text:span text:style-name="T66">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7">302 пони</text:span><text:span text:style-name="T28">.</text:span></text:p>
      <text:p text:style-name="P49"><text:span text:style-name="T67">250 пони</text:span><text:span text:style-name="T28">.</text:span></text:p>
      <text:p text:style-name="P49"><text:span text:style-name="T67">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7">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7">302 пони</text:span><text:span text:style-name="T28">.</text:span></text:p>
      <text:p text:style-name="P49"><text:span text:style-name="T67">250 пони</text:span><text:span text:style-name="T28">.</text:span></text:p>
      <text:p text:style-name="P49"><text:span text:style-name="T67">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8">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8">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8">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0">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0" text:outline-level="2">19. Кантерлот. Гранд Галопин<text:span text:style-name="T1">г</text:span> Гала</text:h>
      <text:p text:style-name="P11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Некоторые начинают верить, что я — хорошо замаскировавшаяся Найтмэр, и я виновна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мне пришлось распустить слух, что Селестия отправилась с секретной миссией в Вечнодикий лес и вот-вот вернётся. Вы должны помочь мне.</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text:soft-page-break/>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text:soft-page-break/>– Селли-Селли… Ну почему ты такая… – пробормотал я сквозь слёзы.</text:p>
      <text:p text:style-name="P105"/>
      <text:p text:style-name="P106">***</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105">– А где твой обещанный сюрприз? – донесся жеребячий голосок через изгородь.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десять минут талдычила! Не понимаю, как мой па с ними управлялся? А как твоя часть?</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p>
      <text:p text:style-name="P105">– А моя часть будет в самом конце. – вздохнул третий голосок. – Если мы до него досидим. Лично мне уже надоело. Скучно.</text:p>
      <text:p text:style-name="P10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пять лет после упразднения гонок!</text:p>
      <text:p text:style-name="P105">– Всё равно Норф был круче. – пробормотал голос Индиго. – Он Кинга раза три уделывал на «Королеве Лорен».</text:p>
      <text:p text:style-name="P105">– Скоро начнётся! Я слышу свисток Вондерболтов! – перебил голос Санни – Бежим на смотровую площадку!</text:p>
      <text:p text:style-name="P105">– Кто первый добежит, тот… эмм…</text:p>
      <text:p text:style-name="P105">– Суперсветоч!</text:p>
      <text:p text:style-name="P105">– Агась! Галагалоперы, вперёд!</text:p>
      <text:p text:style-name="P105">– Йей!!!</text:p>
      <text:p text:style-name="P10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10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text:soft-page-break/>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10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105">…</text:p>
      <text:p text:style-name="P105">– Это она! Она!!!</text:p>
      <text:p text:style-name="P105">– Наша принцесса! Наше солнце!</text:p>
      <text:p text:style-name="P105">– Она вернётся!</text:p>
      <text:p text:style-name="P105">– А то! Я всем говорил! Мне никто не верил! Никто!!!</text:p>
      <text:p text:style-name="P105">– Дайте мне вас обнять, дорогой друг!</text:p>
      <text:p text:style-name="P105">…</text:p>
      <text:p text:style-name="P10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107">&lt;<text:span text:style-name="T64">Ace Enders – million different people</text:span>&gt;</text:p>
      <text:p text:style-name="P105">Волна музыки накрыла ликующих пони. От хаотического и зубодробительного сочетания электронных звуков и треска колонок, работающих на 1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Мне вторично захотелось зарыться в песок, вслед за букашками, мышами и прочей живностью, ищущей спасения от электронного катарсиса в недрах земли. Я бросился к выходу из лабиринта, спотыкаясь, натыкаясь на тупики и желая свалить подальше от этого пиздеца. </text:p>
      <text:p text:style-name="P10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105">…</text:p>
      <text:p text:style-name="P105">Музыкальный транс прервался цоканьем копыт по парковой дорожке. Две фигуры устало брели прочь от замка, тихо переговариваясь.</text:p>
      <text:p text:style-name="P105">– Идея с фейерверком в честь Селестии просто гениальна! Я сама бы не додумалась лучшим образом поднять дух всехпони, от торговца леденцами до дворцового стражника! Теперь у нас есть, по меньшей мере, пару месяцев, прежде чем они начнут что-то подозревать.</text:p>
      <text:p text:style-name="P105">–</text:p>
      <text:p text:style-name="P107"/>
      <text:p text:style-name="P107"/>
      <text:p text:style-name="P105">&lt;<text:span text:style-name="T22">Твайлайт и Луна выходят в сад отдохнуть после приёма. Луна посылает Макса в башню Селестии за пером для компаса.</text:span>&gt;</text:p>
      <text:p text:style-name="P105"/>
      <text:p text:style-name="P105">&lt;<text:span text:style-name="T16">Состязание небесных колесниц. Чествование победителя (в момент чествования в зал вломится макс)</text:span>&gt;</text:p>
      <text:p text:style-name="P105"><text:soft-page-break/></text:p>
      <text:p text:style-name="P107"/>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text:soft-page-break/></text:p>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text:soft-page-break/></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3"><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4"/>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30"><text:soft-page-break/>-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2"/>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1"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1"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oft-page-break/><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1" text:outline-level="2"/>
      <text:h text:style-name="P151"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1"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1" text:outline-level="2">Поиск решения</text:h>
      <text:p text:style-name="P113"/>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1"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text:soft-page-break/>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1"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1"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text:soft-page-break/>–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1"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text:soft-page-break/>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1" text:outline-level="2">След?</text:h>
      <text:p text:style-name="P113"/>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text:soft-page-break/>–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text:soft-page-break/>–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1"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4282968909225525935"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43751856" text:continue-numbering="true" text:style-name="L5">
        <text:list-header>
          <text:p text:style-name="P161">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70169" text:continue-numbering="true" text:style-name="L5">
        <text:list-header>
          <text:p text:style-name="P161">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63695"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2" text:outline-level="2">Почти.</text:h>
      <text:p text:style-name="P114"/>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2" text:outline-level="2">Дискорд</text:h>
      <text:p text:style-name="P113"/>
      <text:p text:style-name="P114">Девушки поспешно собирались, пока я растолковывал им задачу.</text:p>
      <text:p text:style-name="P11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9">– </text:span>Это тот твой приятель, который разбился с полгода назад? – спросила Эпплджек.</text:p>
      <text:p text:style-name="P114"><text:span text:style-name="T9">– </text:span>Да, это он.</text:p>
      <text:p text:style-name="P114"><text:soft-page-break/><text:span text:style-name="T9">– </text:span>А как мы попадём в его квартиру? Там сейчас кто-то живёт? – Флаттершай прыгала на одной ноге, натягивая кед.</text:p>
      <text:p text:style-name="P11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5">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9">– </text:span>Макс, что случилось? У нас проблемы?</text:p>
      <text:p text:style-name="P11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9">– </text:span>Нет нужды. Лучше станьте-ка сзади меня так, чтобы заслонить от этих бабулек и от вооон той камеры наблюдения.</text:p>
      <text:list xml:id="list7796802713178215384"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7"><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7"><text:span text:style-name="T9">– </text:span>Макс, тут окно разбито! И верёвка какая-то висит. – крикнула Флаттершай из кухни.</text:p>
      <text:p text:style-name="P137"><text:span text:style-name="T9">– </text:span>Оставь, Флатти, не сейчас! – отмахнулся я.</text:p>
      <text:p text:style-name="P144">Лампочка питания на ноутбуке горела, <text:s/>но подключенный монитор оставался тёмным. Я постучал по пробелу, но безрезультатно.</text:p>
      <text:p text:style-name="P13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7"><text:span text:style-name="T9">– </text:span>Монитор выключен. – <text:s/>раздалось из угла. Кресло с высокой спинкой повернулось, открыв нашим взорам Дискорда. </text:p>
      <text:p text:style-name="P13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7">Он приподнял панамку, дурашливо здороваясь.</text:p>
      <text:p text:style-name="P137"><text:span text:style-name="T9">– </text:span>Оп-па! – пробормотала Эпплджек. – Нежданчик!</text:p>
      <text:p text:style-name="P137"><text:span text:style-name="T9">– </text:span>Ты, я вижу, времени не терял, – моя рука под прикрытием стола медленно тянулась к тяжёлой фарфоровой кружке, стоящей на краю.</text:p>
      <text:p text:style-name="P11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7"><text:span text:style-name="T9">– </text:span>А почему ты вообще решил искать нас тут? – спросила Эпплджек. – Приехал бы домой. Мы б тебя чаем напоили.</text:p>
      <text:p text:style-name="P117"><text:span text:style-name="T9">– </text:span>Видишь ли, дорогая Эй-Джей, я с самого начала знал, где находится наша уважаемая принцесса, а времени в обрез, так что...</text:p>
      <text:p text:style-name="P125">В проёме дверей появилась Флаттершай.</text:p>
      <text:p text:style-name="P117"><text:span text:style-name="T9">– </text:span>С кем это вы тут разговариваете?</text:p>
      <text:list xml:id="list6704265348984999573"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5">Оглушённый Дискорд попытался было отъехать на кресле в сторону, но я припёр его стулом к стенке.</text:p>
      <text:p text:style-name="P117">– Жанна, Флатти, хватайте ноут и на выход! Я с ним разберусь! Не теряйте вре...!</text:p>
      <text:p text:style-name="P117">– ТЫ ИДИО...!!!</text:p>
      <text:p text:style-name="P117">Дискорд <text:s/>зорал одновременно со мной, прикрываясь от меня руками, когда раздался оглушительный</text:p>
      <text:p text:style-name="P117">...</text:p>
      <text:p text:style-name="P118">БАХ!!!</text:p>
      <text:p text:style-name="P117">…</text:p>
      <text:p text:style-name="P11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7">На лице Дискорда появилось удивлённо-мечтательное выражение и он вырубился.</text:p>
      <text:p text:style-name="P137"/>
      <text:h text:style-name="P151" text:outline-level="2"><text:soft-page-break/>Селестия</text:h>
      <text:p text:style-name="P137"/>
      <text:p text:style-name="P11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7">Включенный монитор показал схематическое изображение Селестиии, </text:p>
      <text:p text:style-name="P138">&gt;\<text:span text:style-name="T1">Привет, Селестия. Это Макс. Как себя чувствуешь?</text:span></text:p>
      <text:p text:style-name="P138">&lt;\<text:span text:style-name="T1">Макс? МАКС??? МА-А-А-АКС!!! НАКОНЕЦ-ТО! КАК Я РАДА ТЕБЯ СЛЫШАТЬ! </text:span></text:p>
      <text:p text:style-name="P138">&gt;\<text:span text:style-name="T1">Я рад, что нашёл тебя, Тия.</text:span></text:p>
      <text:p text:style-name="P13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8">&gt;\<text:span text:style-name="T1">Тия, я сейчас подключу микрофон и колонки, и мы сможем общаться более удобно.</text:span></text:p>
      <text:p text:style-name="P137">…</text:p>
      <text:p text:style-name="P137">– Привет опять. Как ты меня слышишь?</text:p>
      <text:p text:style-name="P13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8">– <text:span text:style-name="T1">Могу себе представить. Как-то раз я провёл три часа камере сенсорной депривации. Мне не понравилось.</text:span></text:p>
      <text:p text:style-name="P137">– Эммм... Ваше Высочество, вы в порядке? Мы так рады, что наконец-то нашли Вас! – вклинилась в разговор Эпплджек.</text:p>
      <text:p text:style-name="P137">– Кто тут? Макс, кто ещё с тобой?</text:p>
      <text:p text:style-name="P13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8">– <text:span text:style-name="T1">Девочки? Я рада вас слышать. А Твайлайт нет рядом?</text:span></text:p>
      <text:p text:style-name="P13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7">При этих словах Дискорд замычал и задёргался. Эпплджек нахмурилась и проверила верёвки, привязывающие его к спинке стула.</text:p>
      <text:p text:style-name="P13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7">– Ноутбук — так называется место, где я нахожусь сейчас? А кто это мычит?</text:p>
      <text:p text:style-name="P13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7">– О, духи предков, но зачем??? Почему у него кляп во рту?</text:p>
      <text:p text:style-name="P137">– Мы связали его. Он нас предал. И тебя. И Эквестрию. Всех.</text:p>
      <text:p text:style-name="P137">При этих словах Эпплджек и Флаттершай непонимающе уставились на меня, а Дискорд протестующе замычал.</text:p>
      <text:p text:style-name="P137">Я начал рассказывать о своих догадках, и непонимающее выражение на лицах девушек сменилось удивлением.</text:p>
      <text:p text:style-name="P13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7"><text:soft-page-break/>– А зачем тогда ты приложила его книгой? – непонимающе уставился я на неё.</text:p>
      <text:p text:style-name="P137">– Потому что ты напал на него. Я и подумала — тебе виднее. И подсобила.</text:p>
      <text:p text:style-name="P137">Флаттершай отрицающе мотнула головой.</text:p>
      <text:p text:style-name="P137">– Не может Дискорд быть предателем. Он мой друг.</text:p>
      <text:p text:style-name="P137">Дискорд благодарственно замычал и закивал головой.</text:p>
      <text:p text:style-name="P13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7">Дискорд завёл глаза на лоб и обречённо завыл.</text:p>
      <text:p text:style-name="P137">– Макс, постой. Дай мне поговорить с ним. – сказала Селестия. – Не могу поверить, что Дискорд на такое пошёл.</text:p>
      <text:p text:style-name="P137">– Ну хорошо. Поговори. Послушаем, что он скажет.</text:p>
      <text:p text:style-name="P137">Я красноречиво покачал кулак перед его носом и вытащил кляп.</text:p>
      <text:p text:style-name="P137">...</text:p>
      <text:p text:style-name="P126">–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6">– Это я-то устраиваю цирк?!! ДА ТЫ НА СЕБЯ ПОСМОТРИ, КЛОУН!!! На людей кидаешься, чашками бросаешься, вон, мне нос разбил! Дерёшься...</text:p>
      <text:p text:style-name="P126">Я угрожающе поднёс тряпку к лицу Дискорда.</text:p>
      <text:p text:style-name="P126">– Ещё одно слово в таком тоне, и ты заткнёшься, а мы уйдём в Эквестрию без тебя!</text:p>
      <text:p text:style-name="P12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6">Дискорд демонстративно закрыл рот и посвистывая уставился в потолок.</text:p>
      <text:p text:style-name="P126">Разговор зашёл в тупик.</text:p>
      <text:p text:style-name="P129"/>
      <text:p text:style-name="P130">На мониторе высветился текст:</text:p>
      <text:p text:style-name="P12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0"/>
      <text:p text:style-name="P130">Из колонок послышался лёгкий шорох.</text:p>
      <text:p text:style-name="P126">– Дик, сейчас не время для ссор. – голос Селестии был мягким, но настойчивым. – Мы в одной лодке.</text:p>
      <text:p text:style-name="P126">– Тебе легко говорить! Тебе не разбивали нос и не оскорбляли угрозами!</text:p>
      <text:p text:style-name="P126">– Ты должен понимать, что у Макса были все основания так себя вести. Твоё поведение вызвало подозрения у него, ведь он мало тебя знает. </text:p>
      <text:p text:style-name="P126">К уговорам Селестии присоединилась Флаттершай.</text:p>
      <text:p text:style-name="P126">– Дискорд, миленький, прости его. Макс хороший. Он просто не знал, что ты тоже хороший...</text:p>
      <text:p text:style-name="P126">У Дискорда покраснели уши и он засмущался и заворчал.</text:p>
      <text:p text:style-name="P126"><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6">Я пропустил «дятла» мимо ушей.</text:p>
      <text:p text:style-name="P13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7">***</text:p>
      <text:p text:style-name="P12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6">Потому разбрасываться такой возможностью не стоит. Если уж тебе повезло оказаться в новом мире — исследуй его сполна!..</text:p>
      <text:p text:style-name="P127">***</text:p>
      <text:p text:style-name="P132">&lt;<text:span text:style-name="T23">сюда можно вставить похождения Дискорда</text:span>&gt;</text:p>
      <text:p text:style-name="P127">***</text:p>
      <text:p text:style-name="P130">– Развяжите мне, наконец, руки! Или хотя бы одну. Плечами жестикулировать неудобно.... </text:p>
      <text:p text:style-name="P130">Я развязал Дискорду левую руку.</text:p>
      <text:p text:style-name="P12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0">Дискорд принялся разминать затёкшее запястье.</text:p>
      <text:p text:style-name="P13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0">– Какое письмо, Корди? – вскинулась до этого зачарованно слушавшая Дискорда Флаттершай.</text:p>
      <text:p text:style-name="P130">– Ну ваше же! Вы с Эпплджек написали мне о своих мытарствах тут. Вежливо так написали, спасибо...</text:p>
      <text:p text:style-name="P130">Флаттершай покрылась пунцовыми пятнами.</text:p>
      <text:p text:style-name="P130">– Я... Мы... – тут она совсем стушевалась.</text:p>
      <text:p text:style-name="P130">– Так а почему ты сказал, что никто не уйдёт в Эквестрию? – наконец перебила Дискорда скучавшая до этого Эпплджек.</text:p>
      <text:p text:style-name="P130">Дискорд уставился на неё долгим взглядом, а потом хлопнул себя по лбу.</text:p>
      <text:p text:style-name="P130"><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30">– И что? – продолжила его мысль Эпплджек.</text:p>
      <text:p text:style-name="P130">–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0">– И?!! – до меня уже дошло, но Эпплджек продолжала тупить.</text:p>
      <text:p text:style-name="P130">– Короче, времени у нас осталось что-то около пятнадцати минут. Или около того. – заявил Дискорд, поднеся к глазам запястье с массивными часами.</text:p>
      <text:p text:style-name="P130">– СКОЛЬКО??? – воскликнули хором я и девушки.</text:p>
      <text:p text:style-name="P130">Дискорд открыл было рот, но его слова заглушил звонок в дверь.</text:p>
      <text:p text:style-name="P130">– ОТКРОЙТЕ, ПОЛИЦИЯ! Вам даётся полминуты, чтобы открыть дверь. Через тридцать секунд дверь будет выбита!</text:p>
      <text:p text:style-name="P13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0">Блядь!</text:p>
      <text:p text:style-name="P130">– На крышу, живо!!! Через окно на кухне! – зашипел Дискорд, отчаянно дёргая узлы свободной рукой.</text:p>
      <text:p text:style-name="P130">Эпплджек, одной рукой сгребя в охапку ноутбук, второй увлекая Флаттершай, кинулась на кухню.</text:p>
      <text:p text:style-name="P130">– А толку? Куда мы с крыши денемся? – спросил я растерянно. Дискорд только раздражённо зарычал в ответ.</text:p>
      <text:p text:style-name="P126">Дверь содрогнулась от мощного удара. Послышался стук падающей штукатурки. Я сломя голову кинулся на кухню.</text:p>
      <text:p text:style-name="P126">– Развяжи меня, идиот!!! – гаркнул вдогонку Дискорд.</text:p>
      <text:p text:style-name="P12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 </text:p>
      <text:p text:style-name="P12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6">Верёвка в кухонном окне дёргалась от движений лезущих по ней Флатти и Эпплджек. Я словил её рукой и стал на подоконник.</text:p>
      <text:p text:style-name="P126">Чёрт!</text:p>
      <text:p text:style-name="P12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6"><text:soft-page-break/>Но нет, триста тысяч чертей, раз девушки смогли – я тоже смогу!</text:p>
      <text:p text:style-name="P12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6">Чёрт! Чёрт! Чёрт! Чёрт!</text:p>
      <text:p text:style-name="P126">Бля!!!...</text:p>
      <text:p text:style-name="P12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6"/>
      <text:h text:style-name="P151" text:outline-level="2">Назад, в Эквестрию</text:h>
      <text:p text:style-name="P126"/>
      <text:p text:style-name="P126">Долго паниковать не пришлось. </text:p>
      <text:p text:style-name="P126">Я почувствовал сильный рывок за шиворот и захват поперёк груди. </text:p>
      <text:p text:style-name="P126">– ОТПУСТИ ДЕВЧОНКУ!!! – загрохотало мне в ухо. Я открыл глаза.</text:p>
      <text:p text:style-name="P12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6"><text:soft-page-break/>Я чуть поднял глаза и уставился в чешуйчатую морду дракон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6">Наконец это ему удалось, и дальнейший подъём на крышу происходил в молчании.</text:p>
      <text:p text:style-name="P12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6">Флаттершай оторвала заплаканное лицо от моей ветровки.</text:p>
      <text:p text:style-name="P126">– Да-да, ты прав, Корди. Я готова.</text:p>
      <text:p text:style-name="P126">На длинной шее Дискорда разместились Эпплджек и Флаттершай. Я, для сохранения баланса, разместился позади крыльев.</text:p>
      <text:p text:style-name="P126">Дискорд расправил крылья и начал короткую пробежку к краю.</text:p>
      <text:p text:style-name="P13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6">И мы полетели навстречу закату.</text:p>
      <text:p text:style-name="P12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6">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6">– Пристегните ремни! – проревел Дискорд, резко ускоряясь. – Будет весело!!!</text:p>
      <text:p text:style-name="P12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6">– ЙУУУУУУУХХХУУУУУ!!! – заорал Дискорд, сложил крылья и врезался в шар.</text:p>
      <text:p text:style-name="P13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116">&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9"><text:soft-page-break/>– Хорошо. Уболтал. Кьютимарки беру на себя. Так и знал, что мне самое трудное достанется!</text:p>
      <text:p text:style-name="P13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9">Анакорн проследил мой взгляд.</text:p>
      <text:p text:style-name="P139">– Нечего так смотреть. Если я стану применять магию вместо ловкости, теряется весь смысл упражнения... О, глянь-ка на Эквус!</text:p>
      <text:p text:style-name="P13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9"/>
      <text:p text:style-name="P141">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2"/>
      <text:p text:style-name="P14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1"/>
      <text:p text:style-name="P141"/>
      <text:p text:style-name="P139">Я опять задумался. В голове было пусто. Хотя, если подумать с точки зрения программиста, можно... Наверное можно, раз все предыдущее прокатило...</text:p>
      <text:p text:style-name="P140">–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0">– Не понял? Это как? Как ты совместишь разрушенную магическими войнами Эквестрию с романтически-сексуальным раем для попаданцев?</text:p>
      <text:p text:style-name="P14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0">Анакорн долго мусолил карандаш, а потом вдруг заржал.</text:p>
      <text:p text:style-name="P140"><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0">Анакорн примирительно похлопал меня по плечу.</text:p>
      <text:p text:style-name="P14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0">Я подозрительно посмотрел на Анакорна.</text:p>
      <text:p text:style-name="P140"><text:span text:style-name="T9">– </text:span>Какой ещё, нафиг, «мой фанфик»? Я никакого фанфика не писал. И не собираюсь, вообще-то.</text:p>
      <text:p text:style-name="P140">Анакорн ехидно ухмыльнулся и откинулся в кресле, переплетя пальцы за затылком.</text:p>
      <text:p text:style-name="P14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9"><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9"><text:span text:style-name="T9">– </text:span>Факн щит<text:note text:id="ftn13" text:note-class="footnote"><text:note-citation>13</text:note-citation><text:note-body><text:p text:style-name="P13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9">Анакорн развёл руками.</text:p>
      <text:p text:style-name="P13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9">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6">Селестия кивнула, соглашаясь, и образ её начал меркнуть.</text:p>
      <text:p text:style-name="P131">–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6">…</text:p>
      <text:p text:style-name="P13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6">Он нахлобучил на себя невесть откуда взявшуюся двууголку.</text:p>
      <text:p text:style-name="P126">– Как вам это нравится, господа?! Дискорд — спаситель Эквестрии! А ведь звучит!!! Разрешите откланяться!..</text:p>
      <text:p text:style-name="P126"/>
      <text:list xml:id="list3713736248112669873" text:style-name="L8">
        <text:list-header>
          <text:p text:style-name="P163">(<text:span text:style-name="T27">Луна — как повелительница снов, слышала разговор Макса с Анакорном</text:span>)</text:p>
          <text:p text:style-name="P164"/>
        </text:list-header>
      </text:list>
      <text:p text:style-name="P127">***</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oft-page-break/><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1"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7T23:57:02.01</dc:date>
    <meta:editing-duration>P101DT6H38M59S</meta:editing-duration>
    <meta:editing-cycles>6218</meta:editing-cycles>
    <meta:generator>OpenOffice/4.1.1$Win32 OpenOffice.org_project/411m6$Build-9775</meta:generator>
    <dc:creator>макс </dc:creator>
    <meta:document-statistic meta:table-count="0" meta:image-count="0" meta:object-count="0" meta:page-count="185" meta:paragraph-count="3843" meta:word-count="87410" meta:character-count="557081"/>
  </office:meta>
</office:document-meta>
</file>